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dbcInsert.executeAndReturnKey(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execute(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SimpleJdbcInsert(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withoutTableColumnMetaData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Insert.withCatalogName( String cata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Insert.executeBatch( Map &lt; String , ? &gt; ... b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SimpleJdbcInsert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usingGeneratedKeyColumns( String ... colum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Insert.execute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executeBatch( SqlParameterSource ... b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executeAndReturnKey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usingColumns( String ... colum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Insert.withTableNam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Insert.executeAndReturnKeyHolder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includeSynonymsForTableColum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Insert.executeAndReturnKeyHolder(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.withSchemaName( String schem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